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5273699" text:style-name="L1">
        <text:list-item>
          <text:p text:style-name="P1">Fonctionnalités</text:p>
        </text:list-item>
      </text:list>
      <text:list xml:id="list602508437" text:style-name="L2">
        <text:list-item>
          <text:p text:style-name="P3"><text:span text:style-name="T1">Description : </text:span></text:p>
          <text:list>
            <text:list-item>
              <text:p text:style-name="P3"><text:span text:style-name="T1">PSAdministrator permettra de gérer l'outil et tous les modules de PureStudio.</text:span></text:p>
            </text:list-item>
          </text:list>
        </text:list-item>
        <text:list-item>
          <text:p text:style-name="P3"><text:span text:style-name="T1">Fonctionnalités :</text:span></text:p>
          <text:list>
            <text:list-item>
              <text:p text:style-name="P3"><text:span text:style-name="T1">Connexion à la BD du site</text:span></text:p>
            </text:list-item>
            <text:list-item>
              <text:p text:style-name="P2">Sauvegarde de toute la BD</text:p>
            </text:list-item>
            <text:list-item>
              <text:p text:style-name="P2">Connexion au FTP du site</text:p>
            </text:list-item>
            <text:list-item>
              <text:p text:style-name="P2">Sauvegarde de tous les fichiers</text:p>
            </text:list-item>
            <text:list-item>
              <text:p text:style-name="P2">Package des outils</text:p>
            </text:list-item>
            <text:list-item>
              <text:p text:style-name="P2">Package des langues</text:p>
            </text:list-item>
            <text:list-item>
              <text:p text:style-name="P2">Package des thèmes</text:p>
            </text:list-item>
            <text:list-item>
              <text:p text:style-name="P2">Package du dictionnaire</text:p>
            </text:list-item>
            <text:list-item>
              <text:p text:style-name="P2">Package des codes sources</text:p>
            </text:list-item>
            <text:list-item>
              <text:p text:style-name="P2">Upload de tout</text:p>
            </text:list-item>
            <text:list-item>
              <text:p text:style-name="P2">Création du fichier référence pour PSUpdater</text:p>
            </text:list-item>
          </text:list>
        </text:list-item>
      </text:list>
      <text:list xml:id="list1900428929" text:continue-list="list1405273699" text:style-name="L1">
        <text:list-item>
          <text:p text:style-name="P1">Roadmap</text:p>
          <text:list>
            <text:list-item>
              <text:p text:style-name="P1">0.1</text:p>
            </text:list-item>
            <text:list-item>
              <text:p text:style-name="P1">0.2</text:p>
            </text:list-item>
            <text:list-item>
              <text:p text:style-name="P1">0.3</text:p>
            </text:list-item>
            <text:list-item>
              <text:p text:style-name="P1">0.4</text:p>
            </text:list-item>
            <text:list-item>
              <text:p text:style-name="P1">0.5</text:p>
            </text:list-item>
            <text:list-item>
              <text:p text:style-name="P1">0.6</text:p>
            </text:list-item>
            <text:list-item>
              <text:p text:style-name="P1">0.7</text:p>
            </text:list-item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  <text:list-item>
              <text:p text:style-name="P1">1.1</text:p>
            </text:list-item>
            <text:list-item>
              <text:p text:style-name="P1">1.2</text:p>
            </text:list-item>
            <text:list-item>
              <text:p text:style-name="P1">1.3</text:p>
            </text:list-item>
            <text:list-item>
              <text:p text:style-name="P1">1.4</text:p>
            </text:list-item>
            <text:list-item>
              <text:p text:style-name="P1">1.5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50:13</dc:date>
    <dc:creator>Franck </dc:creator>
    <meta:editing-duration>PT00H04M47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32" meta:word-count="111" meta:character-count="525"/>
  </office:meta>
</office:document-meta>
</file>